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422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0.6134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ffff00" fo:border="0.0008in solid #000000"/>
    </style:style>
    <style:style style:name="ce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4" style:family="table-cell" style:parent-style-name="Default" style:data-style-name="N103">
      <style:table-cell-properties fo:background-color="#ffff00" fo:border="0.0008in solid #000000"/>
    </style:style>
    <style:style style:name="ce5" style:family="table-cell" style:parent-style-name="Default" style:data-style-name="N103">
      <style:table-cell-properties fo:background-color="#ffff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4"/>
        <table:table-column table:style-name="co7" table:number-columns-repeated="3" table:default-cell-style-name="Default"/>
        <table:table-row table:style-name="ro2">
          <table:table-cell table:style-name="ce1" office:value-type="string">
            <text:p>Vinter </text:p>
          </table:table-cell>
          <table:table-cell office:value-type="string">
            <text:p>Varietal </text:p>
          </table:table-cell>
          <table:table-cell office:value-type="string">
            <text:p>Year </text:p>
          </table:table-cell>
          <table:table-cell office:value-type="string">
            <text:p>Qty</text:p>
          </table:table-cell>
          <table:table-cell office:value-type="string">
            <text:p>Cost</text:p>
          </table:table-cell>
          <table:table-cell table:style-name="ce2" office:value-type="string">
            <text:p>Tot Val </text:p>
          </table:table-cell>
          <table:table-cell table:style-name="ce2" office:value-type="string">
            <text:p>Date Bought</text:p>
          </table:table-cell>
          <table:table-cell table:style-name="ce2" office:value-type="string">
            <text:p>Date Drunk</text:p>
          </table:table-cell>
          <table:table-cell table:style-name="ce2" office:value-type="string">
            <text:p>Est Value</text:p>
          </table:table-cell>
        </table:table-row>
        <table:table-row table:style-name="ro2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1996">
            <text:p>1996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SUM([.D2]*[.E2])" office:value-type="currency" office:currency="USD" office:value="1400">
            <text:p>$1,400</text:p>
          </table:table-cell>
          <table:table-cell table:number-columns-repeated="3"/>
        </table:table-row>
        <table:table-row table:style-name="ro2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1997">
            <text:p>1997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f:=SUM([.D3]*[.E3])" office:value-type="currency" office:currency="USD" office:value="400">
            <text:p>$400</text:p>
          </table:table-cell>
          <table:table-cell table:number-columns-repeated="3"/>
        </table:table-row>
        <table:table-row table:style-name="ro2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1998">
            <text:p>199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table:formula="of:=SUM([.D4]*[.E4])" office:value-type="currency" office:currency="USD" office:value="1350">
            <text:p>$1,350</text:p>
          </table:table-cell>
          <table:table-cell table:number-columns-repeated="3"/>
        </table:table-row>
        <table:table-row table:style-name="ro2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1999">
            <text:p>199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SUM([.D5]*[.E5])" office:value-type="currency" office:currency="USD" office:value="1000">
            <text:p>$1,000</text:p>
          </table:table-cell>
          <table:table-cell table:number-columns-repeated="3"/>
        </table:table-row>
        <table:table-row table:style-name="ro2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2000">
            <text:p>2000</text:p>
          </table:table-cell>
          <table:table-cell table:style-name="ce2" table:number-columns-repeated="2"/>
          <table:table-cell table:number-columns-repeated="4"/>
        </table:table-row>
        <table:table-row table:style-name="ro2">
          <table:table-cell office:value-type="string">
            <text:p>Simi Reserve</text:p>
          </table:table-cell>
          <table:table-cell office:value-type="string">
            <text:p>Cabernet Sauvignon 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table:formula="of:=SUM([.D7]*[.E7])" office:value-type="currency" office:currency="USD" office:value="320">
            <text:p>$32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Landslide</text:p>
          </table:table-cell>
          <table:table-cell table:style-name="ce2" office:value-type="string">
            <text:p>Landslide</text:p>
          </table:table-cell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SUM([.D8]*[.E8])" office:value-type="currency" office:currency="USD" office:value="1080">
            <text:p>$1,08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Landslide </text:p>
          </table:table-cell>
          <table:table-cell table:style-name="ce2" office:value-type="string">
            <text:p>Landslide</text:p>
          </table:table-cell>
          <table:table-cell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SUM([.D9]*[.E9])" office:value-type="currency" office:currency="USD" office:value="900">
            <text:p>$9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emple Bruer</text:p>
          </table:table-cell>
          <table:table-cell office:value-type="string">
            <text:p>Cabernet Sauvignon 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formula="of:=SUM([.D10]*[.E10])" office:value-type="currency" office:currency="USD" office:value="180">
            <text:p>$18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RL Buller</text:p>
          </table:table-cell>
          <table:table-cell office:value-type="string">
            <text:p>Cabernet Sauvignon 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formula="of:=SUM([.D11]*[.E11])" office:value-type="currency" office:currency="USD" office:value="180">
            <text:p>$180</text:p>
          </table:table-cell>
          <table:table-cell table:number-columns-repeated="3"/>
        </table:table-row>
        <table:table-row table:style-name="ro2">
          <table:table-cell office:value-type="string">
            <text:p>Simi Zin</text:p>
          </table:table-cell>
          <table:table-cell office:value-type="string">
            <text:p>Zinfandel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SUM([.D12]*[.E12])" office:value-type="currency" office:currency="USD" office:value="480">
            <text:p>$480</text:p>
          </table:table-cell>
          <table:table-cell table:number-columns-repeated="3"/>
        </table:table-row>
        <table:table-row table:style-name="ro2">
          <table:table-cell office:value-type="string">
            <text:p>Cab Sauvignon</text:p>
          </table:table-cell>
          <table:table-cell office:value-type="string">
            <text:p>Cabernet Sauvignon 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SUM([.D13]*[.E13])" office:value-type="currency" office:currency="USD" office:value="105">
            <text:p>$105</text:p>
          </table:table-cell>
          <table:table-cell table:number-columns-repeated="3"/>
        </table:table-row>
        <table:table-row table:style-name="ro2">
          <table:table-cell office:value-type="string">
            <text:p>Cab Sauvignon </text:p>
          </table:table-cell>
          <table:table-cell office:value-type="string">
            <text:p>Cabernet Sauvignon </text:p>
          </table:table-cell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SUM([.D14]*[.E14])" office:value-type="currency" office:currency="USD" office:value="200">
            <text:p>$200</text:p>
          </table:table-cell>
          <table:table-cell table:number-columns-repeated="3"/>
        </table:table-row>
        <table:table-row table:style-name="ro2">
          <table:table-cell office:value-type="string">
            <text:p>Ravenswood Kunde</text:p>
          </table:table-cell>
          <table:table-cell office:value-type="string">
            <text:p>Zinfandel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D15]*[.E15])" office:value-type="currency" office:currency="USD" office:value="30">
            <text:p>$30</text:p>
          </table:table-cell>
          <table:table-cell table:number-columns-repeated="3"/>
        </table:table-row>
        <table:table-row table:style-name="ro2">
          <table:table-cell office:value-type="string">
            <text:p>Ravenswood Barricia </text:p>
          </table:table-cell>
          <table:table-cell office:value-type="string">
            <text:p>Zinfandel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D16]*[.E16])" office:value-type="currency" office:currency="USD" office:value="60">
            <text:p>$60</text:p>
          </table:table-cell>
          <table:table-cell table:number-columns-repeated="3"/>
        </table:table-row>
        <table:table-row table:style-name="ro2">
          <table:table-cell office:value-type="string">
            <text:p>Ravenswood Teldeschi</text:p>
          </table:table-cell>
          <table:table-cell office:value-type="string">
            <text:p>Zinfandel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D17]*[.E17])" office:value-type="currency" office:currency="USD" office:value="60">
            <text:p>$60</text:p>
          </table:table-cell>
          <table:table-cell table:number-columns-repeated="3"/>
        </table:table-row>
        <table:table-row table:style-name="ro2">
          <table:table-cell office:value-type="string">
            <text:p>Ridge Mazzoni </text:p>
          </table:table-cell>
          <table:table-cell table:style-name="ce2"/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D18]*[.E18])" office:value-type="currency" office:currency="USD" office:value="60">
            <text:p>$60</text:p>
          </table:table-cell>
          <table:table-cell table:number-columns-repeated="3"/>
        </table:table-row>
        <table:table-row table:style-name="ro2">
          <table:table-cell office:value-type="string">
            <text:p>Ravenwood Old Hill </text:p>
          </table:table-cell>
          <table:table-cell office:value-type="string">
            <text:p>Zinfandel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D19]*[.E19])" office:value-type="currency" office:currency="USD" office:value="30">
            <text:p>$30</text:p>
          </table:table-cell>
          <table:table-cell table:number-columns-repeated="3"/>
        </table:table-row>
        <table:table-row table:style-name="ro2">
          <table:table-cell office:value-type="string">
            <text:p>Pichetti Merlot </text:p>
          </table:table-cell>
          <table:table-cell office:value-type="string">
            <text:p>Merlot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0]*[.E20])" office:value-type="currency" office:currency="USD" office:value="25">
            <text:p>$25</text:p>
          </table:table-cell>
          <table:table-cell table:number-columns-repeated="3"/>
        </table:table-row>
        <table:table-row table:style-name="ro2">
          <table:table-cell office:value-type="string">
            <text:p>Pichetti Super Tuscan </text:p>
          </table:table-cell>
          <table:table-cell table:style-name="ce2"/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1]*[.E21])" office:value-type="currency" office:currency="USD" office:value="25">
            <text:p>$25</text:p>
          </table:table-cell>
          <table:table-cell table:number-columns-repeated="3"/>
        </table:table-row>
        <table:table-row table:style-name="ro2">
          <table:table-cell office:value-type="string">
            <text:p>Pichetti Merlot </text:p>
          </table:table-cell>
          <table:table-cell office:value-type="string">
            <text:p>Merlot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2]*[.E22])" office:value-type="currency" office:currency="USD" office:value="25">
            <text:p>$25</text:p>
          </table:table-cell>
          <table:table-cell table:number-columns-repeated="3"/>
        </table:table-row>
        <table:table-row table:style-name="ro2">
          <table:table-cell office:value-type="string">
            <text:p>'Pichetti Zin </text:p>
          </table:table-cell>
          <table:table-cell office:value-type="string">
            <text:p>Zinfandel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3]*[.E23])" office:value-type="currency" office:currency="USD" office:value="25">
            <text:p>$25</text:p>
          </table:table-cell>
          <table:table-cell table:number-columns-repeated="3"/>
        </table:table-row>
        <table:table-row table:style-name="ro2">
          <table:table-cell office:value-type="string">
            <text:p>Pichetti Estate Zin </text:p>
          </table:table-cell>
          <table:table-cell office:value-type="string">
            <text:p>Zinfandel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4]*[.E24])" office:value-type="currency" office:currency="USD" office:value="25">
            <text:p>$25</text:p>
          </table:table-cell>
          <table:table-cell table:number-columns-repeated="3"/>
        </table:table-row>
        <table:table-row table:style-name="ro2">
          <table:table-cell office:value-type="string">
            <text:p>Pichetti Bellicitti Zin</text:p>
          </table:table-cell>
          <table:table-cell office:value-type="string">
            <text:p>Zinfandel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5]*[.E25])" office:value-type="currency" office:currency="USD" office:value="25">
            <text:p>$25</text:p>
          </table:table-cell>
          <table:table-cell table:number-columns-repeated="3"/>
        </table:table-row>
        <table:table-row table:style-name="ro2">
          <table:table-cell office:value-type="string">
            <text:p>Pichetti Cab</text:p>
          </table:table-cell>
          <table:table-cell office:value-type="string">
            <text:p>Cabernet Sauvignon 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6]*[.E26])" office:value-type="currency" office:currency="USD" office:value="25">
            <text:p>$25</text:p>
          </table:table-cell>
          <table:table-cell table:number-columns-repeated="3"/>
        </table:table-row>
        <table:table-row table:style-name="ro2">
          <table:table-cell office:value-type="string">
            <text:p>Pichetti Zin </text:p>
          </table:table-cell>
          <table:table-cell office:value-type="string">
            <text:p>Zinfandel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D27]*[.E27])" office:value-type="currency" office:currency="USD" office:value="60">
            <text:p>$60</text:p>
          </table:table-cell>
          <table:table-cell table:number-columns-repeated="3"/>
        </table:table-row>
        <table:table-row table:style-name="ro2">
          <table:table-cell office:value-type="string">
            <text:p>Pichetti Pichetti Vino di Vicno</text:p>
          </table:table-cell>
          <table:table-cell table:style-name="ce2"/>
          <table:table-cell office:value-type="float" office:value="2002">
            <text:p>2002</text:p>
          </table:table-cell>
          <table:table-cell table:style-name="ce3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D28]*[.E28])" office:value-type="currency" office:currency="USD" office:value="25">
            <text:p>$25</text:p>
          </table:table-cell>
          <table:table-cell table:number-columns-repeated="3"/>
        </table:table-row>
        <table:table-row table:style-name="ro2">
          <table:table-cell office:value-type="string">
            <text:p>Pichetti Sangiovese</text:p>
          </table:table-cell>
          <table:table-cell table:style-name="ce2"/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D29]*[.E29])" office:value-type="currency" office:currency="USD" office:value="20">
            <text:p>$20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5" table:formula="of:=SUM([.F2:.F29])" office:value-type="currency" office:currency="USD" office:value="8115">
            <text:p>$8,11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9">07/09/2011</text:date>, <text:time>00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Carter Boatner</meta:initial-creator>
    <meta:creation-date>2005-06-12T19:07:42</meta:creation-date>
    <dc:creator>stefan </dc:creator>
    <dc:date>2011-07-09T00:11:09</dc:date>
    <dc:language>en-US</dc:language>
    <meta:editing-cycles>10</meta:editing-cycles>
    <meta:editing-duration>PT37M5S</meta:editing-duration>
    <meta:document-statistic meta:table-count="3" meta:cell-count="171" meta:object-count="0"/>
    <meta:user-defined meta:name="Info 1"/>
    <meta:user-defined meta:name="Info 2"/>
    <meta:user-defined meta:name="Info 3"/>
    <meta:user-defined meta:name="Info 4"/>
  </office:meta>
</office:document-meta>
</file>